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oto Sans Devanagari1" svg:font-family="'Noto Sans Devanagari'"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CJK JP Regular" svg:font-family="'Noto Sans CJK JP Regular'"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Text_20_body">
      <style:text-properties fo:font-weight="bold" officeooo:rsid="0003213c" officeooo:paragraph-rsid="0003213c" style:font-weight-asian="bold" style:font-weight-complex="bold"/>
    </style:style>
    <style:style style:name="P2" style:family="paragraph" style:parent-style-name="Text_20_body">
      <style:text-properties fo:font-style="italic" fo:font-weight="bold" officeooo:rsid="0003213c" officeooo:paragraph-rsid="0003213c" style:font-style-asian="italic" style:font-weight-asian="bold" style:font-style-complex="italic" style:font-weight-complex="bold"/>
    </style:style>
    <style:style style:name="P3" style:family="paragraph" style:parent-style-name="Text_20_body">
      <style:text-properties fo:font-style="italic" fo:font-weight="bold" officeooo:rsid="0003213c" officeooo:paragraph-rsid="00040fae" style:font-style-asian="italic" style:font-weight-asian="bold" style:font-style-complex="italic" style:font-weight-complex="bold"/>
    </style:style>
    <style:style style:name="P4" style:family="paragraph" style:parent-style-name="Text_20_body">
      <style:text-properties fo:font-style="italic" fo:font-weight="bold" officeooo:rsid="0003213c" officeooo:paragraph-rsid="00058a72" style:font-style-asian="italic" style:font-weight-asian="bold" style:font-style-complex="italic" style:font-weight-complex="bold"/>
    </style:style>
    <style:style style:name="P5" style:family="paragraph" style:parent-style-name="Text_20_body">
      <style:text-properties fo:font-style="normal" fo:font-weight="bold" officeooo:rsid="0003213c" officeooo:paragraph-rsid="0003213c" style:font-style-asian="normal" style:font-weight-asian="bold" style:font-style-complex="normal" style:font-weight-complex="bold"/>
    </style:style>
    <style:style style:name="P6" style:family="paragraph" style:parent-style-name="Heading_20_2">
      <style:text-properties officeooo:rsid="0003213c" officeooo:paragraph-rsid="0003213c"/>
    </style:style>
    <style:style style:name="P7" style:family="paragraph" style:parent-style-name="Heading_20_1">
      <style:text-properties officeooo:rsid="0003213c" officeooo:paragraph-rsid="0003213c"/>
    </style:style>
    <style:style style:name="T1" style:family="text">
      <style:text-properties fo:font-weight="normal" style:font-weight-asian="normal" style:font-weight-complex="normal"/>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fo:font-style="normal" fo:font-weight="normal" officeooo:rsid="00040fae" style:font-style-asian="normal" style:font-weight-asian="normal" style:font-style-complex="normal" style:font-weight-complex="normal"/>
    </style:style>
    <style:style style:name="T4" style:family="text">
      <style:text-properties fo:font-style="normal" fo:font-weight="normal" officeooo:rsid="00058a72" style:font-style-asian="normal" style:font-weight-asian="normal" style:font-style-complex="normal" style:font-weight-complex="normal"/>
    </style:style>
    <style:style style:name="T5" style:family="text">
      <style:text-properties fo:font-style="normal" fo:font-weight="normal" officeooo:rsid="0006a175" style:font-style-asian="normal" style:font-weight-asian="normal" style:font-style-complex="normal" style:font-weight-complex="normal"/>
    </style:style>
    <style:style style:name="T6" style:family="text">
      <style:text-properties officeooo:rsid="0008932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 text:outline-level="1">Criterio A: Consulta inicial</text:h>
      <text:p text:style-name="P1">Nombre de la entrevistado: <text:span text:style-name="T2">Karla Lugo</text:span></text:p>
      <text:p text:style-name="P5">Posición: <text:span text:style-name="T1">Co-lider del proyecto EduCas</text:span></text:p>
      <text:p text:style-name="P5">Tiempo: <text:span text:style-name="T1">20:00-20:20</text:span></text:p>
      <text:p text:style-name="P5">Fecha: <text:span text:style-name="T1">07/09/2015</text:span></text:p>
      <text:p text:style-name="P5">Lugar: <text:span text:style-name="T1">Biblioteca Itesm</text:span></text:p>
      <text:h text:style-name="P6" text:outline-level="2">Ent<text:span text:style-name="T6">r</text:span>evista</text:h>
      <text:p text:style-name="P2"><text:span text:style-name="T1">Pregunta: </text:span><text:span text:style-name="T2">¿Cuál es tu nombre y posición?</text:span></text:p>
      <text:p text:style-name="P2"><text:span text:style-name="T1">Respuesta: </text:span><text:span text:style-name="T2">Mi nombre es Karla y soy estudiante de bachillerato en el Tec, desde el semestre pasado estoy ayudando en el proyecto Educás como profesora, aunque últimamente me he involucrado también con la organización. </text:span></text:p>
      <text:p text:style-name="P2"><text:span text:style-name="T2">Pregunta: ¿Qué hace Educás?</text:span></text:p>
      <text:p text:style-name="P2"><text:span text:style-name="T2">Respuesta: Educás es uno de los proyectos CAS de nuestra generación de BI y nos dedicamos a proporcionar clases a la comunidad que se encuentra alrededor del Campus. Les damos clases de inglés, matemáticas e <text:s/>informática, aunque estamos considerando abrir otras más. Durante los últimos meses ha crecido mucho, pues las mamás de muchos niños los traen para que les demos todas las clases que podamos, pero no estábamos preparados para eso. </text:span></text:p>
      <text:p text:style-name="P3"><text:span text:style-name="T2">Pregunta: </text:span><text:span text:style-name="T3">¿Por qué no? ¿Con qué están teniendo problemas?</text:span></text:p>
      <text:p text:style-name="P3"><text:span text:style-name="T2">Respuesta: </text:span><text:span text:style-name="T3">Para empezar, con las inscripciones, es un proceso muy pesado y no tenemos manera de organizarlo, además, tenemos pocos maestros y la coordinación entre ellos, no es la mejor, por ejemlo, algunos se turnan grupos en días distintos y llevan distintos controles de asistencia. Otra cosa es que entre los niños, cada uno tiene tutores distintos y necesitamos saber quienes son para saber con quién debemos dejarlos o a quién llamar si tienen alguna emergencia, esto último es algo muy importante. Por último, nos gustaría implementar un sistema de exámenes para llevar a cabo un control del progreso de nuestros alumnos. </text:span></text:p>
      <text:p text:style-name="P3"><text:span text:style-name="T2">Pregunta: </text:span><text:span text:style-name="T4">¿Crees que alguna solución tecnológica pueda solucionar estos problemas?</text:span></text:p>
      <text:p text:style-name="P3"><text:span text:style-name="T2">Respuesta: </text:span><text:span text:style-name="T4">La verdad es que un sistema que nos permita controlar los procesos de inscripciones, asistencia y calificaciones sería super útil. </text:span></text:p>
      <text:p text:style-name="P4"><text:span text:style-name="T4">Pregunta: ¿Como qué requisitos tendría?</text:span></text:p>
      <text:p text:style-name="P4"><text:span text:style-name="T4">Respuesta: La base de datos para los alumnos necesitaría nombres de alumnos, telefono de contacto, correo, materia que toma y si tienen documentos completos. También días de asistencia y con qué maestros están. </text:span><text:span text:style-name="T5">Necesitaríamos saber qué días van o no van <text:s/>y que cada profesor registre sus </text:span><text:soft-page-break/><text:span text:style-name="T5">asistencia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oto Sans Devanagari1" svg:font-family="'Noto Sans Devanagari'"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CJK JP Regular" svg:font-family="'Noto Sans CJK JP Regular'"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JP Regular" style:font-size-asian="10.5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JP Regular"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JP Regular" style:font-family-asian="'Noto Sans CJK JP Regular'"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06pt double #808080" text:number-lines="false" text:line-number="0" style:join-border="false"/>
      <style:text-properties fo:font-size="6pt" style:font-size-asian="6pt" style:font-size-complex="6pt"/>
    </style:style>
    <style:style style:name="Sender" style:family="paragraph" style:parent-style-name="Standard" style:class="extra">
      <style:paragraph-properties fo:margin-top="0in" fo:margin-bottom="0.0417in" loext:contextual-spacing="false" text:number-lines="false" text:line-number="0"/>
    </style:style>
    <style:style style:name="Signature" style:family="paragraph" style:parent-style-name="Standard" style:class="text">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Addressee" style:family="paragraph" style:parent-style-name="Standard" style:class="extra">
      <style:paragraph-properties fo:margin-top="0in" fo:margin-bottom="0.0417in" loext:contextual-spacing="false" text:number-lines="false" text:line-number="0"/>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Placeholder" style:family="text">
      <style:text-properties fo:font-variant="small-caps" fo:color="#008080" style:text-underline-style="dotted" style:text-underline-width="auto" style:text-underline-color="font-color"/>
    </style:style>
    <style:style style:name="Index_20_Link" style:display-name="Index Link" style:family="text"/>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Exampl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Marginalia" style:family="graphic">
      <style:graphic-properties svg:width="1.378in" fo:min-height="0.1965in" text:anchor-type="paragraph" svg:x="0in" svg:y="0in"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in" fo:margin-left="0.0791in" fo:margin-right="0.0791in" style:protect="size position" style:vertical-pos="top" style:vertical-rel="baseli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righ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9.0161in" fo:page-height="4.4882in" style:num-format="1" style:print-orientation="landscape" fo:margin-top="0in" fo:margin-bottom="0in" fo:margin-left="0in" fo:margin-right="0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style:page-layout style:name="Mpm7">
      <style:page-layout-properties fo:page-width="11in" fo:page-height="8.5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Left_20_Page" style:display-name="Left Page" style:page-layout-name="Mpm2" style:next-style-name="Right_20_Page"/>
    <style:master-page style:name="Right_20_Page" style:display-name="Right Page" style:page-layout-name="Mpm3" style:next-style-name="Left_20_Page"/>
    <style:master-page style:name="Envelope" style:page-layout-name="Mpm4"/>
    <style:master-page style:name="Index" style:page-layout-name="Mpm1"/>
    <style:master-page style:name="HTML" style:page-layout-name="Mpm5"/>
    <style:master-page style:name="Footnote" style:page-layout-name="Mpm6"/>
    <style:master-page style:name="Endnote" style:page-layout-name="Mpm6"/>
    <style:master-page style:name="Landscape"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13T22:51:34.157302354</meta:creation-date>
    <dc:date>2015-09-13T23:15:00.253822837</dc:date>
    <meta:editing-duration>PT7M53S</meta:editing-duration>
    <meta:editing-cycles>4</meta:editing-cycles>
    <meta:generator>LibreOffice/5.0.1.2.0$Linux_X86_64 LibreOffice_project/00m0$Build-2</meta:generator>
    <meta:document-statistic meta:table-count="0" meta:image-count="0" meta:object-count="0" meta:page-count="2" meta:paragraph-count="17" meta:word-count="335" meta:character-count="2146" meta:non-whitespace-character-count="1822"/>
  </office:meta>
</office:document-meta>
</file>